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2681in" fo:margin-left="-0.0813in" fo:margin-top="0in" fo:margin-bottom="0in" table:align="left" style:writing-mode="lr-tb"/>
    </style:style>
    <style:style style:name="Table1.A" style:family="table-column">
      <style:table-column-properties style:column-width="3.634in"/>
    </style:style>
    <style:style style:name="Table1.B" style:family="table-column">
      <style:table-column-properties style:column-width="3.63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7.2681in" fo:margin-left="-0.0813in" fo:margin-top="0in" fo:margin-bottom="0in" table:align="left" style:writing-mode="lr-tb"/>
    </style:style>
    <style:style style:name="Table2.A" style:family="table-column">
      <style:table-column-properties style:column-width="1.2111in"/>
    </style:style>
    <style:style style:name="Table2.B" style:family="table-column">
      <style:table-column-properties style:column-width="1.2118in"/>
    </style:style>
    <style:style style:name="Table2.F" style:family="table-column">
      <style:table-column-properties style:column-width="1.209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7.25in" fo:margin-left="-0.0813in" fo:margin-top="0in" fo:margin-bottom="0in" table:align="left" style:writing-mode="lr-tb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759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T1" style:family="text">
      <style:text-properties style:font-name="Verdana" fo:font-size="15pt" fo:font-weight="bold" style:font-name-asian="Verdana1" style:font-size-asian="15pt" style:font-weight-asian="bold" style:font-name-complex="Verdana1" style:font-size-complex="15pt"/>
    </style:style>
    <style:style style:name="T2" style:family="text">
      <style:text-properties style:font-name="Verdana" fo:font-size="10pt" style:font-name-asian="Verdana1" style:font-size-asian="10pt" style:font-name-complex="Verdana1" style:font-size-complex="10pt"/>
    </style:style>
    <style:style style:name="T3" style:family="text">
      <style:text-properties style:font-name="Verdana" fo:font-size="14pt" fo:font-weight="bold" style:font-name-asian="Verdana1" style:font-size-asian="14pt" style:font-weight-asian="bold" style:font-name-complex="Verdana1" style:font-size-complex="14pt"/>
    </style:style>
    <style:style style:name="T4" style:family="text">
      <style:text-properties style:font-name="Verdana" fo:font-size="12pt" fo:font-weight="bold" style:font-name-asian="Verdana1" style:font-size-asian="12pt" style:font-weight-asian="bold" style:font-name-complex="Verdana1" style:font-size-complex="12pt"/>
    </style:style>
    <style:style style:name="T5" style:family="text">
      <style:text-properties style:font-name="Verdana" fo:font-size="12pt" style:font-name-asian="Verdana1" style:font-size-asian="12pt" style:font-name-complex="Verdana1" style:font-size-complex="12pt"/>
    </style:style>
    <style:style style:name="T6" style:family="text">
      <style:text-properties style:font-name="Verdana" fo:font-size="12pt" style:text-underline-style="solid" style:text-underline-width="auto" style:text-underline-color="font-color" style:font-name-asian="Verdana1" style:font-size-asian="12pt" style:font-name-complex="Verdana1" style:font-size-complex="12pt"/>
    </style:style>
    <style:style style:name="T7" style:family="text">
      <style:text-properties style:font-name="Verdana" style:font-name-asian="Verdana1" style:font-name-complex="Verdana1"/>
    </style:style>
    <style:style style:name="T8" style:family="text">
      <style:text-properties fo:color="#cc0000" style:font-name="Verdana" fo:font-size="12pt" fo:font-weight="bold" style:font-name-asian="Verdana1" style:font-size-asian="12pt" style:font-weight-asian="bold" style:font-name-complex="Verdana1" style:font-size-complex="12pt"/>
    </style:style>
    <style:style style:name="T9" style:family="text">
      <style:text-properties fo:color="#cc0000" style:font-name="Verdana" fo:font-size="12pt" style:font-name-asian="Verdana1" style:font-size-asian="12pt" style:font-name-complex="Verdan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ransitions Words</text:span></text:p>
      <text:p text:style-name="P2"><text:span text:style-name="T2">Transitions are words that help the reader move smoothly from one idea to another. A transition acts like a road sign or signal flag to let readers know where they are and to tell readers what to expect coming up next in a paragraph or essay.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"><text:span text:style-name="T2">Signals a major point will follow</text:span></text:p>
          </table:table-cell>
          <table:table-cell table:style-name="Table1.A1" office:value-type="string">
            <text:p text:style-name="P6"><text:span text:style-name="T2">First, Next, For one thing, For another thi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Signals an example coming up</text:span></text:p>
          </table:table-cell>
          <table:table-cell table:style-name="Table1.A1" office:value-type="string">
            <text:p text:style-name="P6"><text:span text:style-name="T2">For example, For instance, That i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Signals another similar example or idea to follow</text:span></text:p>
          </table:table-cell>
          <table:table-cell table:style-name="Table1.A1" office:value-type="string">
            <text:p text:style-name="P6"><text:span text:style-name="T2">In addition, Also, Moreover, Furthermor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Signals the concluding point</text:span></text:p>
          </table:table-cell>
          <table:table-cell table:style-name="Table1.A1" office:value-type="string">
            <text:p text:style-name="P6"><text:span text:style-name="T2">In conclusion, All in all, Truly, Yes</text:span></text:p>
          </table:table-cell>
        </table:table-row>
      </table:table>
      <text:p text:style-name="P2"><text:soft-page-break/></text:p>
      <text:p text:style-name="P3"><text:span text:style-name="T3">Transitions to show overall ORGANIZATION of ideas</text:span></text:p>
      <text:p text:style-name="P1"/>
      <text:p text:style-name="P1"><text:span text:style-name="T4">Words to show main points</text:span></text:p>
      <text:p text:style-name="P1"><text:span text:style-name="T2">First, Second, Third, Finally</text:span></text:p>
      <text:p text:style-name="P1"><text:span text:style-name="T2">First, Next, Last</text:span></text:p>
      <text:p text:style-name="P1"><text:span text:style-name="T2">For one thing, For another thing, Finally</text:span></text:p>
      <text:p text:style-name="P1"><text:span text:style-name="T2">First, More significant, Most significant</text:span></text:p>
      <text:p text:style-name="P1"><text:span text:style-name="T2">First, More important, Most important</text:span></text:p>
      <text:p text:style-name="P1"><text:span text:style-name="T2">First, Even worse, Worst of all</text:span></text:p>
      <text:p text:style-name="P1"><text:span text:style-name="T2">First, better, best of all</text:span></text:p>
      <text:p text:style-name="P1"/>
      <text:p text:style-name="P1"><text:span text:style-name="T4">Words to show examples</text:span></text:p>
      <text:p text:style-name="P1"><text:span text:style-name="T2">For example, For instance, Also, in addition, (to add another example), Another (to add another example)</text:span></text:p>
      <text:p text:style-name="P1"/>
      <text:p text:style-name="P1"><text:span text:style-name="T4">Words to show conclusion</text:span></text:p>
      <text:p text:style-name="P1"><text:span text:style-name="T2">Truly, All in all, In conclusion, As you can see, On the whole</text:span></text:p>
      <text:p text:style-name="P1"/>
      <text:p text:style-name="P3"><text:span text:style-name="T3">Transitions to show RELATIONSHIPS</text:span></text:p>
      <text:p text:style-name="P3"/>
      <text:p text:style-name="P1"><text:span text:style-name="T4">Words that Compare (show how things are alike)</text:span></text:p>
      <text:p text:style-name="P1"><text:soft-page-break/><text:span text:style-name="T2">in the same way, And, Also, in addition, as well as, Both, each of, Either, Like, Similarly, the same, too</text:span></text:p>
      <text:p text:style-name="P1"/>
      <text:p text:style-name="P1"><text:span text:style-name="T5">Example: </text:span><text:span text:style-name="T6">Like</text:span><text:span text:style-name="T5"> Enrique, Sylvia is a huge fan of hip hop music.</text:span></text:p>
      <text:p text:style-name="P1"/>
      <text:p text:style-name="P1"><text:span text:style-name="T4">Words that Contrast or Show Exception (give a different or opposite example or idea): </text:span></text:p>
      <text:p text:style-name="P1"><text:span text:style-name="T2">Although, whereas, but, however, on the other hand, instead, in contrast, yet, unlike, conversely, nevertheless, still</text:span></text:p>
      <text:p text:style-name="P1"/>
      <text:p text:style-name="P1"><text:span text:style-name="T5">Example: </text:span><text:span text:style-name="T6">Although</text:span><text:span text:style-name="T5"> Mike loves to watch sports, Jonathan would rather be playing them.</text:span></text:p>
      <text:p text:style-name="P1"/>
      <text:p text:style-name="P1"><text:span text:style-name="T4">Words that Add (give another similar example or idea): </text:span></text:p>
      <text:p text:style-name="P1"><text:span text:style-name="T2">Furthermore, in addition, Moreover, besides, And, Also</text:span></text:p>
      <text:p text:style-name="P1"/>
      <text:p text:style-name="P1"><text:span text:style-name="T5">Example: Melanie is taking a full load of classes this semester; </text:span><text:span text:style-name="T6">moreover</text:span><text:span text:style-name="T5">, she is working two jobs.</text:span></text:p>
      <text:p text:style-name="P1"/>
      <text:p text:style-name="P1"><text:span text:style-name="T4">Words that show Time</text:span></text:p>
      <text:p text:style-name="P1"><text:span text:style-name="T2">first, then, next, at the same time, meanwhile, afterwards, subsequently</text:span></text:p>
      <text:p text:style-name="P1"/>
      <text:p text:style-name="P1"><text:span text:style-name="T5">Example: </text:span><text:span text:style-name="T6">First </text:span><text:span text:style-name="T5">we picked up drinks and chips from 7-11; </text:span><text:span text:style-name="T6">then</text:span><text:span text:style-name="T5">, we bought sandwiches from Subway.</text:span></text:p>
      <text:p text:style-name="P1"/>
      <text:p text:style-name="P1"><text:span text:style-name="T4">Words that show Direction or Location</text:span></text:p>
      <text:p text:style-name="P1"><text:span text:style-name="T2">here, there, over there, beyond, nearly, opposite, under, above, behind, to the left, to the right, in the distance</text:span></text:p>
      <text:p text:style-name="P1"><text:soft-page-break/></text:p>
      <text:p text:style-name="P1"><text:span text:style-name="T5">Example: Behind the football field was an empty lot where the neighborhood kids liked to play.</text:span></text:p>
      <text:p text:style-name="P1"/>
      <text:p text:style-name="P1"><text:span text:style-name="T4">Words that show Cause and Effect</text:span></text:p>
      <text:p text:style-name="P1"><text:span text:style-name="T2">because, as a result, consequently, therefore</text:span></text:p>
      <text:p text:style-name="P7"/>
      <text:p text:style-name="P7"><text:span text:style-name="T5">Example: Marcy needed one more unit to qualify for a discount on her car insurance; consequently, she enrolled in an Academic Strategies class.</text:span></text:p>
      <text:p text:style-name="P1"/>
      <text:p text:style-name="P1"/>
      <text:p text:style-name="P1"><text:span text:style-name="T8">Tip:</text:span><text:span text:style-name="T9"> </text:span><text:span text:style-name="T5">When a transition is used to join two words groups that could stand alone as sentences, it’s preceded by a semicolon and followed by a comma.</text:span></text:p>
      <text:p text:style-name="P1"/>
      <text:p text:style-name="P1"><text:span text:style-name="T5">Sentence One: Jolene wanted an “A” in the course.</text:span></text:p>
      <text:p text:style-name="P1"><text:span text:style-name="T5">Sentence Two: She didn’t want to work too hard for it.</text:span></text:p>
      <text:p text:style-name="P1"/>
      <text:p text:style-name="P1"><text:span text:style-name="T5">Sentences joined by a transition: Jolene wanted an “A” in the course</text:span><text:span text:style-name="T4">; however,</text:span><text:span text:style-name="T5"> she didn’t want to work too hard for it.</text:span></text:p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F"/>
        <text:soft-page-break/>
        <table:table-row table:style-name="Table2.1">
          <table:table-cell table:style-name="Table2.A1" office:value-type="string">
            <text:p text:style-name="P1"><text:span text:style-name="T7">Otherwise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Moreover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Furthermore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"><text:span text:style-name="T7">unless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although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despite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"><text:span text:style-name="T7">in addition 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hence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therefore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"><text:span text:style-name="T7">in fact 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whereas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instead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"><text:span text:style-name="T7">nonetheless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however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First of all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"><text:span text:style-name="T7">Secondly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Finally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Another reason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"><text:span text:style-name="T7">Then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First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<text:span text:style-name="T7">After that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"><text:span text:style-name="T7">in terms of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/>
          </table:table-cell>
        </table:table-row>
      </table:table>
      <text:p text:style-name="P1"><text:soft-page-break/></text:p>
      <text:p text:style-name="P1"><text:span text:style-name="T7"><text:s/></text:span><text:span text:style-name="T3">Speaking Templates</text:span></text:p>
      <text:p text:style-name="P1"><text:span text:style-name="T7"><text:s/>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"><text:span text:style-name="T7">State personal preference</text:span></text:p>
          </table:table-cell>
          <table:table-cell table:style-name="Table3.A1" office:value-type="string">
            <text:p text:style-name="P6"><text:span text:style-name="T7">I believe, In my opinion, I think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7">Reason#1</text:span></text:p>
          </table:table-cell>
          <table:table-cell table:style-name="Table3.A1" office:value-type="string">
            <text:p text:style-name="P6"><text:span text:style-name="T7">First of all, Firstly, My first point is, First reason is 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7">Detail for reason#1</text:span>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<text:span text:style-name="T7">Reason#2</text:span></text:p>
          </table:table-cell>
          <table:table-cell table:style-name="Table3.A1" office:value-type="string">
            <text:p text:style-name="P6"><text:span text:style-name="T7">Secondly, My Second point is, Another point is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7">Detail for reason#2</text:span>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<text:span text:style-name="T7">Reason#3</text:span></text:p>
          </table:table-cell>
          <table:table-cell table:style-name="Table3.A1" office:value-type="string">
            <text:p text:style-name="P6"><text:span text:style-name="T7">Finally,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7">Detail for reason#3</text:span>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<text:span text:style-name="T7">Conclusions</text:span></text:p>
          </table:table-cell>
          <table:table-cell table:style-name="Table3.A1" office:value-type="string">
            <text:p text:style-name="P4"><text:span text:style-name="T7">For these reasons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9" meta:paragraph-count="83" meta:word-count="554" meta:character-count="3309" meta:non-whitespace-character-count="2830"/>
    <meta:generator>LibreOfficeDev/5.1.0.3$Linux_X86_64 LibreOffice_project/</meta:generator>
  </office:meta>
</office:document-meta>
</file>